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52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071c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7cm" fo:min-width="5.414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.271cm" table:end-y="0.27cm" draw:z-index="0" draw:name="Text 4" draw:style-name="gr1" draw:text-style-name="P2" svg:width="5.662cm" svg:height="2.974cm" svg:x="0.608cm" svg:y="0.023c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 ${company.city}, ${company.state_id.name}, ${company.state_id.name}, 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To</text:p>
          </table:table-cell>
          <table:table-cell table:style-name="ce21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>
            <text:p>${data.so.partner_shipping_id.street}</text:p>
          </table:table-cell>
          <table:table-cell table:style-name="ce24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${data.so.partner_shipping_id.street2}</text:p>
          </table:table-cell>
          <table:table-cell table:style-name="ce25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1" office:value-type="string" calcext:value-type="string">
            <text:p>${data.so.partner_shipping_id.name}, ${data.so.partner_shipping_id.city}, ${data.so.partner_shipping_id.state_id.name}, ${data.so.partner_shipping_id.country_id.name}</text:p>
          </table:table-cell>
          <table:table-cell table:style-name="ce22"/>
          <table:table-cell/>
          <table:table-cell table:style-name="ce24" office:value-type="string" calcext:value-type="string">
            <text:p>From ${data.ship_from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22"/>
          <table:table-cell/>
          <table:table-cell table:style-name="ce24" office:value-type="string" calcext:value-type="string">
            <text:p>To ${data.ship_to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23"/>
          <table:table-cell/>
          <table:table-cell table:style-name="ce24" office:value-type="string" calcext:value-type="string">
            <text:p>By ${data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8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37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3" office:value-type="string" calcext:value-type="string">
            <text:p>PACKED IN 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0:42:13.864779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16T10:45:00.680514391</dc:date>
    <meta:editing-duration>P1DT3H17M31S</meta:editing-duration>
    <meta:editing-cycles>315</meta:editing-cycles>
    <meta:document-statistic meta:table-count="1" meta:cell-count="36" meta:object-count="1"/>
  </office:meta>
</office:document-meta>
</file>